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>
      <style:text-properties fo:color="#aaaaaa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fo:color="#739eca" style:font-size-complex="10pt" style:font-name-asian="Monospace" fo:font-weight="bold" fo:font-size="10pt" style:font-weight-complex="bold" style:font-name="Monospace" style:font-weight-asian="bold" style:font-name-complex="Monospace"/>
    </style:style>
    <style:style style:name="T2" style:family="text">
      <style:text-properties style:font-size-asian="10pt" style:font-size-complex="10pt" style:font-name-asian="Monospace" fo:font-size="10pt" style:font-name="Monospace" style:font-name-complex="Monospace" fo:color="#aaaaaa"/>
    </style:style>
    <style:style style:name="T3" style:family="text">
      <style:text-properties style:font-size-asian="10pt" style:font-size-complex="10pt" style:font-name-asian="Monospace" fo:font-size="10pt" style:font-name="Monospace" style:font-name-complex="Monospace" style:font-weight-asian="bold" fo:font-weight="bold" style:font-weight-complex="bold" fo:color="#c1aa6c"/>
    </style:style>
    <style:style style:name="T4" style:family="text">
      <style:text-properties style:font-size-asian="10pt" style:font-size-complex="10pt" style:font-name-asian="Monospace" fo:font-size="10pt" style:font-name="Monospace" style:font-name-complex="Monospace" fo:color="#9e9e9e"/>
    </style:style>
    <style:style style:name="T5" style:family="text">
      <style:text-properties style:font-size-asian="10pt" style:font-size-complex="10pt" style:font-name-asian="Monospace" fo:font-size="10pt" style:font-name="Monospace" style:font-name-complex="Monospace" fo:color="#739eca" fo:font-weight="bold" style:font-weight-asian="bold" style:font-weight-complex="bold"/>
    </style:style>
    <style:style style:name="T6" style:family="text">
      <style:text-properties style:font-size-asian="10pt" style:font-size-complex="10pt" style:font-name-asian="Monospace" fo:font-size="10pt" style:font-name="Monospace" style:font-name-complex="Monospace" fo:color="#cac580"/>
    </style:style>
    <style:style style:name="T7" style:family="text">
      <style:text-properties fo:color="#739eca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aaaaaa"/>
    </style:style>
    <style:style style:name="T9" style:family="text">
      <style:text-properties fo:color="#9e9e9e" style:font-name="Monospace" fo:font-size="10pt" style:font-name-asian="Monospace" style:font-name-complex="Monospace" style:font-size-asian="10pt" style:font-size-complex="10pt"/>
    </style:style>
    <style:style style:name="T10" style:family="text">
      <style:text-properties style:font-name-asian="Monospace" fo:font-weight="bold" fo:font-size="10pt" style:font-weight-complex="bold" fo:color="#c1aa6c" style:font-name="Monospace" style:font-weight-asian="bold" style:font-size-complex="10pt" style:font-size-asian="10pt" style:font-name-complex="Monospace"/>
    </style:style>
    <style:style style:name="T11" style:family="text">
      <style:text-properties style:font-name-asian="Monospace" fo:font-size="10pt" style:font-name="Monospace" style:font-size-complex="10pt" style:font-size-asian="10pt" style:font-name-complex="Monospace" fo:color="#aaaaaa"/>
    </style:style>
    <style:style style:name="T12" style:family="text">
      <style:text-properties style:font-name-asian="Monospace" fo:font-size="10pt" style:font-name="Monospace" style:font-size-complex="10pt" style:font-size-asian="10pt" style:font-name-complex="Monospace" fo:color="#9e9e9e"/>
    </style:style>
    <style:style style:name="T13" style:family="text">
      <style:text-properties style:font-name-asian="Monospace" fo:font-size="10pt" style:font-name="Monospace" style:font-size-complex="10pt" style:font-size-asian="10pt" style:font-name-complex="Monospace" fo:color="#739eca" fo:font-weight="bold" style:font-weight-asian="bold" style:font-weight-complex="bold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fo:color="#9e9e9e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739eca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fo:color="#cac580"/>
    </style:style>
    <style:style style:name="T17" style:family="text">
      <style:text-properties style:font-name="Monospace" fo:font-size="10pt" style:font-name-asian="Monospace" style:font-name-complex="Monospace" style:font-size-asian="10pt" style:font-size-complex="10pt" fo:color="#eecc64"/>
    </style:style>
    <style:style style:name="T18" style:family="text">
      <style:text-properties fo:color="#739eca" style:font-name="Monospace" style:font-name-complex="Monospace" style:font-name-asian="Monospace" style:font-size-complex="10pt" style:font-size-asian="10pt" style:font-weight-complex="bold" fo:font-size="10pt" fo:font-weight="bold" style:font-weight-asian="bold"/>
    </style:style>
    <style:style style:name="T19" style:family="text">
      <style:text-properties style:font-name="Monospace" style:font-name-complex="Monospace" style:font-name-asian="Monospace" style:font-size-complex="10pt" style:font-size-asian="10pt" fo:font-size="10pt" fo:color="#aaaaaa"/>
    </style:style>
    <style:style style:name="T20" style:family="text">
      <style:text-properties style:font-name="Monospace" style:font-name-complex="Monospace" style:font-name-asian="Monospace" style:font-size-complex="10pt" style:font-size-asian="10pt" fo:font-size="10pt" fo:color="#9e9e9e"/>
    </style:style>
    <style:style style:name="T21" style:family="text">
      <style:text-properties style:font-name="Monospace" style:font-name-complex="Monospace" style:font-name-asian="Monospace" style:font-size-complex="10pt" style:font-size-asian="10pt" fo:font-size="10pt" style:font-weight-complex="bold" fo:font-weight="bold" fo:color="#c1aa6c" style:font-weight-asian="bold"/>
    </style:style>
    <style:style style:name="T22" style:family="text">
      <style:text-properties style:font-name="Monospace" style:font-name-complex="Monospace" style:font-name-asian="Monospace" style:font-size-complex="10pt" style:font-size-asian="10pt" fo:font-size="10pt" fo:font-weight="bold" fo:color="#739eca" style:font-weight-complex="bold" style:font-weight-asian="bold"/>
    </style:style>
    <style:style style:name="T23" style:family="text">
      <style:text-properties style:font-name="Monospace" style:font-name-complex="Monospace" style:font-name-asian="Monospace" style:font-size-complex="10pt" style:font-size-asian="10pt" fo:font-size="10pt" fo:color="#739eca" style:font-weight-complex="bold" style:font-weight-asian="bold" fo:font-weight="bold"/>
    </style:style>
    <style:style style:name="T24" style:family="text">
      <style:text-properties style:font-name="Monospace" style:font-name-complex="Monospace" style:font-name-asian="Monospace" style:font-size-complex="10pt" style:font-size-asian="10pt" fo:font-size="10pt" fo:color="#739ec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<text:span text:style-name="T1">select</text:span><text:span text:style-name="T2"> </text:span><text:span text:style-name="T3">sum</text:span><text:span text:style-name="T2">(</text:span><text:span text:style-name="T4">jurnalsaldo_awal_idr</text:span><text:span text:style-name="T2">) </text:span><text:span text:style-name="T5">from</text:span><text:span text:style-name="T2"> </text:span><text:span text:style-name="T4">trn_jurnalsaldo</text:span><text:span text:style-name="T2"> </text:span><text:span text:style-name="T5">where</text:span><text:span text:style-name="T2"> </text:span><text:span text:style-name="T4">periodemo_id</text:span><text:span text:style-name="T2"> = </text:span><text:span text:style-name="T6">'201801'</text:span></text:p>
          </table:table-cell>
          <table:table-cell table:number-columns-repeated="12"/>
        </table:table-row>
        <table:table-row table:style-name="ro1">
          <table:table-cell table:style-name="ce2" office:value-type="float" office:value="19791470536.07" calcext:value-type="float">
            <text:p>19,791,470,536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<text:span text:style-name="T7">select</text:span><text:span text:style-name="T8"> </text:span>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<text:span text:style-name="T9">source</text:span><text:span text:style-name="T8">,</text:span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<text:span text:style-name="T10">sum</text:span><text:span text:style-name="T11">(</text:span><text:span text:style-name="T12">outstanding_idr</text:span><text:span text:style-name="T11">) </text:span><text:span text:style-name="T13">as</text:span><text:span text:style-name="T11"> </text:span><text:span text:style-name="T12">outstanding_idr</text:span><text:span text:style-name="T11"> </text:span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<text:span text:style-name="T7">from</text:span><text:span text:style-name="T8"> </text:span><text:span text:style-name="T14">TEMP_AR_SOURCE</text:span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<text:span text:style-name="T7">group</text:span><text:span text:style-name="T8"> </text:span><text:span text:style-name="T15">by</text:span><text:span text:style-name="T8"> </text:span><text:span text:style-name="T14">source</text:span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</text:p>
          </table:table-cell>
          <table:table-cell table:style-name="ce5" office:value-type="float" office:value="19791470536.07" calcext:value-type="float">
            <text:p>19,791,470,536</text:p>
          </table:table-cell>
          <table:table-cell table:formula="of:=[.B13]-[.A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style-name="ce2" office:value-type="float" office:value="1309746287.26" calcext:value-type="float">
            <text:p>1,309,746,28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table:formula="of:=SUM([.B13:.B14])" office:value-type="float" office:value="21101216823.33" calcext:value-type="float">
            <text:p>21,101,216,823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<text:span text:style-name="T7">call</text:span><text:span text:style-name="T8"> </text:span><text:span text:style-name="T14">get_aging_ar_periode</text:span><text:span text:style-name="T8">(</text:span><text:span text:style-name="T16">'201801'</text:span><text:span text:style-name="T8">)</text:span><text:span text:style-name="T17">;</text:span>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<text:span text:style-name="T18">select</text:span><text:span text:style-name="T19"> </text:span><text:span text:style-name="T20">periodemo_id</text:span><text:span text:style-name="T19">, </text:span><text:span text:style-name="T20">source</text:span><text:span text:style-name="T19">, </text:span><text:span text:style-name="T20">block</text:span><text:span text:style-name="T19">, </text:span><text:span text:style-name="T21">sum</text:span><text:span text:style-name="T19">(</text:span><text:span text:style-name="T20">outstanding_idr</text:span><text:span text:style-name="T19">) </text:span><text:span text:style-name="T22">from</text:span><text:span text:style-name="T19"> </text:span><text:span text:style-name="T20">RESULT_AR_PERIODE</text:span><text:span text:style-name="T19"> </text:span><text:span text:style-name="T23">group</text:span><text:span text:style-name="T19"> </text:span><text:span text:style-name="T24">by</text:span><text:span text:style-name="T19"> </text:span><text:span text:style-name="T20">periodemo_id</text:span><text:span text:style-name="T19">, </text:span><text:span text:style-name="T20">source</text:span><text:span text:style-name="T19">, </text:span><text:span text:style-name="T20">block</text:span>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office:value-type="float" office:value="201801" calcext:value-type="float">
            <text:p>2018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9791470536.07" calcext:value-type="float">
            <text:p>19,791,470,536</text:p>
          </table:table-cell>
          <table:table-cell table:number-columns-repeated="9"/>
        </table:table-row>
        <table:table-row table:style-name="ro1">
          <table:table-cell office:value-type="float" office:value="201801" calcext:value-type="float">
            <text:p>201801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309746287.26" calcext:value-type="float">
            <text:p>1,309,746,287</text:p>
          </table:table-cell>
          <table:table-cell table:number-columns-repeated="9"/>
        </table:table-row>
        <table:table-row table:style-name="ro1">
          <table:table-cell office:value-type="float" office:value="201801" calcext:value-type="float">
            <text:p>201801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1551045200.66" calcext:value-type="float">
            <text:p>-1,551,045,20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SALDO</text:p>
          </table:table-cell>
          <table:table-cell table:style-name="ce5"/>
          <table:table-cell/>
          <table:table-cell table:style-name="ce5" table:formula="of:=SUM([.D23:.D25])" office:value-type="float" office:value="19550171622.67" calcext:value-type="float">
            <text:p>19,550,171,6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FEBRUARI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2"/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office:value-type="float" office:value="19550171622.67" calcext:value-type="float">
            <text:p>19,550,171,623</text:p>
          </table:table-cell>
          <table:table-cell table:formula="of:=[.D35]-[.D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office:value-type="float" office:value="347463939.3" calcext:value-type="float">
            <text:p>347,463,939</text:p>
          </table:table-cell>
          <table:table-cell table:number-columns-repeated="9"/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T</text:p>
          </table:table-cell>
          <table:table-cell office:value-type="float" office:value="-2359575528.09" calcext:value-type="float">
            <text:p>-2,359,575,52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35:.D37])" office:value-type="float" office:value="17538060033.88" calcext:value-type="float">
            <text:p>17,538,060,03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R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7538060033.88" calcext:value-type="float">
            <text:p>17,538,060,034</text:p>
          </table:table-cell>
          <table:table-cell table:formula="of:=[.D45]-[.D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05940641.98" calcext:value-type="float">
            <text:p>705,940,642</text:p>
          </table:table-cell>
          <table:table-cell table:number-columns-repeated="9"/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2395741595.65" calcext:value-type="float">
            <text:p>-2,395,741,59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45:.D47])" office:value-type="float" office:value="15848259080.21" calcext:value-type="float">
            <text:p>15,848,259,080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5848259080.21" calcext:value-type="float">
            <text:p>15,848,259,080</text:p>
          </table:table-cell>
          <table:table-cell table:formula="of:=[.D53]-[.D49]" office:value-type="float" office:value="0" calcext:value-type="float">
            <text:p>0</text:p>
          </table:table-cell>
          <table:table-cell table:number-columns-repeated="3"/>
          <table:table-cell office:value-type="float" office:value="202105" calcext:value-type="float">
            <text:p>202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2" office:value-type="float" office:value="15848259080.21" calcext:value-type="float">
            <text:p>15,848,259,080</text:p>
          </table:table-cell>
          <table:table-cell table:formula="of:=[.L53]-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80501298.53" calcext:value-type="float">
            <text:p>780,501,299</text:p>
          </table:table-cell>
          <table:table-cell table:number-columns-repeated="4"/>
          <table:table-cell office:value-type="float" office:value="202105" calcext:value-type="float">
            <text:p>202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float" office:value="10055809124.35" calcext:value-type="float">
            <text:p>10,055,809,124</text:p>
          </table:table-cell>
          <table:table-cell/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184994206.21" calcext:value-type="float">
            <text:p>-184,994,206</text:p>
          </table:table-cell>
          <table:table-cell table:number-columns-repeated="4"/>
          <table:table-cell office:value-type="float" office:value="202105" calcext:value-type="float">
            <text:p>202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style-name="ce2" office:value-type="float" office:value="-6373160539.38" calcext:value-type="float">
            <text:p>-6,373,160,539</text:p>
          </table:table-cell>
          <table:table-cell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53:.D55])" office:value-type="float" office:value="16443766172.53" calcext:value-type="float">
            <text:p>16,443,766,173</text:p>
          </table:table-cell>
          <table:table-cell table:number-columns-repeated="7"/>
          <table:table-cell table:style-name="ce5" table:formula="of:=SUM([.L53:.L55])" office:value-type="float" office:value="19530907665.18" calcext:value-type="float">
            <text:p>19,530,907,665</text:p>
          </table:table-cell>
          <table:table-cell table:formula="of:=[.L56]-[.D10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6443766172.53" calcext:value-type="float">
            <text:p>16,443,766,173</text:p>
          </table:table-cell>
          <table:table-cell table:formula="of:=[.D59]-[.D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85343612.2" calcext:value-type="float">
            <text:p>1,285,343,612</text:p>
          </table:table-cell>
          <table:table-cell table:number-columns-repeated="9"/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27850906.52" calcext:value-type="float">
            <text:p>-27,850,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59:.D61])" office:value-type="float" office:value="17701258878.21" calcext:value-type="float">
            <text:p>17,701,258,87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7701258878.21" calcext:value-type="float">
            <text:p>17,701,258,878</text:p>
          </table:table-cell>
          <table:table-cell table:formula="of:=[.D65]-[.D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990645060.31" calcext:value-type="float">
            <text:p>990,645,060</text:p>
          </table:table-cell>
          <table:table-cell table:number-columns-repeated="9"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2309499547.27" calcext:value-type="float">
            <text:p>-2,309,499,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65:.D67])" office:value-type="float" office:value="16382404391.25" calcext:value-type="float">
            <text:p>16,382,404,391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6382404391.25" calcext:value-type="float">
            <text:p>16,382,404,391</text:p>
          </table:table-cell>
          <table:table-cell table:formula="of:=[.D71]-[.D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3358865.68" calcext:value-type="float">
            <text:p>123,358,866</text:p>
          </table:table-cell>
          <table:table-cell table:number-columns-repeated="9"/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532884477.37" calcext:value-type="float">
            <text:p>-532,884,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71:.D73])" office:value-type="float" office:value="15972878779.56" calcext:value-type="float">
            <text:p>15,972,878,78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5972878779.56" calcext:value-type="float">
            <text:p>15,972,878,780</text:p>
          </table:table-cell>
          <table:table-cell table:style-name="ce2" table:formula="of:=[.D77]-[.D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68369884.8" calcext:value-type="float">
            <text:p>668,369,885</text:p>
          </table:table-cell>
          <table:table-cell table:number-columns-repeated="9"/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1861817486.66" calcext:value-type="float">
            <text:p>-1,861,817,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77:.D79])" office:value-type="float" office:value="14779431177.7" calcext:value-type="float">
            <text:p>14,779,431,17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4779431177.7" calcext:value-type="float">
            <text:p>14,779,431,178</text:p>
          </table:table-cell>
          <table:table-cell table:formula="of:=[.D83]-[.D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512767675.97" calcext:value-type="float">
            <text:p>512,767,676</text:p>
          </table:table-cell>
          <table:table-cell table:number-columns-repeated="9"/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874761770.78" calcext:value-type="float">
            <text:p>-874,761,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83:.D85])" office:value-type="float" office:value="14417437082.89" calcext:value-type="float">
            <text:p>14,417,437,083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4417437082.89" calcext:value-type="float">
            <text:p>14,417,437,083</text:p>
          </table:table-cell>
          <table:table-cell table:formula="of:=[.D89]-[.D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583014986.03" calcext:value-type="float">
            <text:p>1,583,014,986</text:p>
          </table:table-cell>
          <table:table-cell table:number-columns-repeated="9"/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32196285.5" calcext:value-type="float">
            <text:p>-32,196,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89:.D91])" office:value-type="float" office:value="15968255783.42" calcext:value-type="float">
            <text:p>15,968,255,783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5968255783.42" calcext:value-type="float">
            <text:p>15,968,255,783</text:p>
          </table:table-cell>
          <table:table-cell table:formula="of:=[.D95]-[.D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882461716.73" calcext:value-type="float">
            <text:p>1,882,461,717</text:p>
          </table:table-cell>
          <table:table-cell table:number-columns-repeated="9"/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37684543.15" calcext:value-type="float">
            <text:p>-37,684,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DO</text:p>
          </table:table-cell>
          <table:table-cell table:number-columns-repeated="2"/>
          <table:table-cell table:formula="of:=SUM([.D95:.D97])" office:value-type="float" office:value="17813032957" calcext:value-type="float">
            <text:p>17,813,032,95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7813032957" calcext:value-type="float">
            <text:p>17,813,032,957</text:p>
          </table:table-cell>
          <table:table-cell table:formula="of:=[.D101]-[.D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229346024.1" calcext:value-type="float">
            <text:p>2,229,346,024</text:p>
          </table:table-cell>
          <table:table-cell table:number-columns-repeated="9"/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-511471315.92" calcext:value-type="float">
            <text:p>-511,471,316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101:.D103])" office:value-type="float" office:value="19530907665.18" calcext:value-type="float">
            <text:p>19,530,907,665</text:p>
          </table:table-cell>
          <table:table-cell table:number-columns-repeated="9"/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P" table:style-name="ta1">
        <table:table-column table:style-name="co5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7">call</text:span><text:span text:style-name="T8"> </text:span><text:span text:style-name="T14">get_aging_ap_periode</text:span><text:span text:style-name="T8">(</text:span><text:span text:style-name="T16">'201801'</text:span><text:span text:style-name="T8">)</text:span><text:span text:style-name="T17">;</text:span>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<text:span text:style-name="T18">select</text:span><text:span text:style-name="T19"> </text:span><text:span text:style-name="T20">periodemo_id</text:span><text:span text:style-name="T19">, </text:span><text:span text:style-name="T20">source</text:span><text:span text:style-name="T19">, </text:span><text:span text:style-name="T20">block</text:span><text:span text:style-name="T19">, </text:span><text:span text:style-name="T21">sum</text:span><text:span text:style-name="T19">(</text:span><text:span text:style-name="T20">outstanding_idr</text:span><text:span text:style-name="T19">) </text:span><text:span text:style-name="T22">from</text:span><text:span text:style-name="T19"> </text:span><text:span text:style-name="T20">RESULT_AP_PERIODE</text:span><text:span text:style-name="T19"> </text:span><text:span text:style-name="T23">group</text:span><text:span text:style-name="T19"> </text:span><text:span text:style-name="T24">by</text:span><text:span text:style-name="T19"> </text:span><text:span text:style-name="T20">periodemo_id</text:span><text:span text:style-name="T19">, </text:span><text:span text:style-name="T20">source</text:span><text:span text:style-name="T19">, </text:span><text:span text:style-name="T20">block</text:span>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01801" calcext:value-type="float">
            <text:p>20180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-152926324465.18" calcext:value-type="float">
            <text:p>-152,926,324,465</text:p>
          </table:table-cell>
          <table:table-cell table:number-columns-repeated="2"/>
          <table:table-cell office:value-type="float" office:value="-152926324465.18" calcext:value-type="float">
            <text:p>-152926324465.18</text:p>
          </table:table-cell>
          <table:table-cell/>
          <table:table-cell table:formula="of:=[.E6]-[.H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01" calcext:value-type="float">
            <text:p>20180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T</text:p>
          </table:table-cell>
          <table:table-cell office:value-type="float" office:value="-24379925163.58" calcext:value-type="float">
            <text:p>-24,379,925,164</text:p>
          </table:table-cell>
          <table:table-cell table:number-columns-repeated="2"/>
          <table:table-cell office:value-type="float" office:value="-24379925163.58" calcext:value-type="float">
            <text:p>-24379925163.58</text:p>
          </table:table-cell>
          <table:table-cell/>
          <table:table-cell table:formula="of:=[.E7]-[.H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01" calcext:value-type="float">
            <text:p>201801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T</text:p>
          </table:table-cell>
          <table:table-cell office:value-type="float" office:value="21824989142.16" calcext:value-type="float">
            <text:p>21,824,989,142</text:p>
          </table:table-cell>
          <table:table-cell table:number-columns-repeated="2"/>
          <table:table-cell office:value-type="float" office:value="21824989142.16" calcext:value-type="float">
            <text:p>21824989142.16</text:p>
          </table:table-cell>
          <table:table-cell/>
          <table:table-cell table:formula="of:=[.E8]-[.H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LDO</text:p>
          </table:table-cell>
          <table:table-cell/>
          <table:table-cell table:style-name="Default"/>
          <table:table-cell table:style-name="ce5" table:formula="of:=SUM([.E6:.E8])" office:value-type="float" office:value="-155481260486.6" calcext:value-type="float">
            <text:p>-155,481,260,4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01802" calcext:value-type="float">
            <text:p>20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-155481260486.6" calcext:value-type="float">
            <text:p>-155,481,260,487</text:p>
          </table:table-cell>
          <table:table-cell table:formula="of:=[.E12]-[.E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802" calcext:value-type="float">
            <text:p>20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-24185926363.81" calcext:value-type="float">
            <text:p>-24,185,926,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802" calcext:value-type="float">
            <text:p>2018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float" office:value="25773958982.37" calcext:value-type="float">
            <text:p>25,773,958,982</text:p>
          </table:table-cell>
          <table:table-cell table:number-columns-repeated="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Advan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Cash</text:p>
          </table:table-cell>
          <table:table-cell office:value-type="float" office:value="-500" calcext:value-type="float">
            <text:p>-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2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3:23.295132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gung Nugroho</meta:initial-creator>
    <meta:creation-date>2021-05-20T02:00:28.264333743</meta:creation-date>
    <dc:date>2021-05-22T03:34:47.639865343</dc:date>
    <meta:editing-duration>PT10H12M58S</meta:editing-duration>
    <meta:editing-cycles>32</meta:editing-cycles>
    <meta:generator>LibreOffice/6.4.7.2$Linux_X86_64 LibreOffice_project/40$Build-2</meta:generator>
    <dc:creator>Agung Nugroho</dc:creator>
    <meta:document-statistic meta:table-count="3" meta:cell-count="256" meta:object-count="0"/>
  </office:meta>
</office:document-meta>
</file>